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1.4pt" svg:x="12.73pt" svg:y="0.03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2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table:number-columns-repeated="2"/>
          <table:table-cell table:style-name="ce6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table:number-columns-repeated="2"/>
          <table:table-cell table:style-name="ce6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table:number-columns-repeated="2"/>
          <table:table-cell table:style-name="ce6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table:number-columns-repeated="2"/>
          <table:table-cell table:style-name="ce6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table:number-columns-repeated="2"/>
          <table:table-cell table:style-name="ce6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table:number-columns-repeated="2"/>
          <table:table-cell table:style-name="ce6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19269" calcext:value-type="float">
            <text:p>119269</text:p>
          </table:table-cell>
          <table:table-cell table:style-name="ce1" table:formula="of:=SUM([.H3:.H70])" office:value-type="float" office:value="6320" calcext:value-type="float">
            <text:p>6320</text:p>
          </table:table-cell>
          <table:table-cell table:style-name="ce6" table:formula="of:=([.H72]/[.G72])" office:value-type="percentage" office:value="0.0529894607986987" calcext:value-type="percentage">
            <text:p>5.30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453.43pt" svg:height="255.26pt" svg:x="580.11pt" svg:y="50.77pt">
            <loext:p draw:notify-on-update-of-ranges="AAA.C1:AAA.C2 AAA.C3:AAA.C67 AAA.M1:AAA.M2 AAA.M3:AAA.M67 AAA.C1:AAA.C2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17:08:35.156502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6-06-05T17:27:44.658327117</dc:date>
    <meta:editing-duration>P2DT16H57S</meta:editing-duration>
    <meta:editing-cycles>80</meta:editing-cycles>
    <meta:generator>LibreOffice/5.1.3.2$Linux_X86_64 LibreOffice_project/10m0$Build-2</meta:generator>
    <meta:document-statistic meta:table-count="2" meta:cell-count="135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81cm" xlink:href=".." xlink:type="simple" chart:class="chart:scatter" chart:style-name="ch1">
        <chart:title svg:x="5.608cm" svg:y="0.082cm" chart:style-name="ch2">
          <text:p>Astronomischer Jahresbericht</text:p>
        </chart:title>
        <chart:legend chart:legend-position="end" svg:x="14.858cm" svg:y="4.746cm" style:legend-expansion="high" chart:style-name="ch3"/>
        <chart:plot-area chart:style-name="ch4" table:cell-range-address="AJB.B3:AJB.B70 AJB.F2:AJB.F70 AJB.H2:AJB.H70 AJB.K2:AJB.L70" chart:data-source-has-labels="row" svg:x="1.015cm" svg:y="0.783cm" svg:width="13.979cm" svg:height="7.895cm">
          <chartooo:coordinate-region svg:x="1.901cm" svg:y="0.943cm" svg:width="12.933cm" svg:height="7.167cm"/>
          <chart:axis chart:dimension="x" chart:name="primary-x" chart:style-name="ch5">
            <chart:title svg:x="7.75cm" svg:y="9.351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32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4.011cm" svg:y="0.289cm" chart:style-name="ch2">
          <text:p>Astronomy and Astrophysics Abstracts</text:p>
        </chart:title>
        <chart:legend chart:legend-position="end" svg:x="12.801cm" svg:y="3.955cm" style:legend-expansion="high" chart:style-name="ch3"/>
        <chart:plot-area chart:style-name="ch4" table:cell-range-address="AAA.C1:AAA.C67 AAA.M1:AAA.N67" chart:data-source-has-labels="row" svg:x="1.33cm" svg:y="1.275cm" svg:width="11.152cm" svg:height="6.57cm">
          <chartooo:coordinate-region svg:x="2.137cm" svg:y="1.474cm" svg:width="9.827cm" svg:height="5.724cm"/>
          <chart:axis chart:dimension="x" chart:name="primary-x" chart:style-name="ch5">
            <chart:title svg:x="6.50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